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3" style:family="table" style:master-page-name="Standard">
      <style:table-properties style:width="17cm" style:page-number="auto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2.99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2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2" fo:font-size="10pt" style:font-size-asian="10pt" style:font-size-complex="10pt"/>
    </style:style>
    <style:style style:name="P6" style:family="paragraph" style:parent-style-name="Standard">
      <style:paragraph-properties fo:margin-top="0cm" fo:margin-bottom="0.21cm" style:contextual-spacing="false" fo:line-height="100%"/>
      <style:text-properties style:font-name="Arial2" fo:font-size="10pt" officeooo:paragraph-rsid="002d3a22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P8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2" fo:font-size="10pt" fo:font-weight="bold" officeooo:rsid="001fa6b3" officeooo:paragraph-rsid="00253388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2" fo:font-size="10pt" fo:font-style="normal" style:text-underline-style="none" fo:font-weight="normal" officeooo:rsid="00253388" officeooo:paragraph-rsid="00253388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2" fo:font-size="10pt" fo:font-style="normal" style:text-underline-style="none" fo:font-weight="normal" officeooo:rsid="000d2b98" officeooo:paragraph-rsid="0032130b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2" fo:font-size="10pt" style:text-underline-style="none" fo:font-weight="normal" officeooo:paragraph-rsid="0032130b" style:text-blinking="false" fo:background-color="transparent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1da413" officeooo:paragraph-rsid="00253388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32130b" officeooo:paragraph-rsid="0032130b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53388"/>
    </style:style>
    <style:style style:name="P16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32130b"/>
    </style:style>
    <style:style style:name="P1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2d3a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28dc1e" style:font-size-asian="10pt" style:font-name-complex="Arial4" style:font-size-complex="10pt"/>
    </style:style>
    <style:style style:name="P22" style:family="paragraph" style:parent-style-name="Texto_20_independiente_20_3">
      <style:paragraph-properties fo:margin-left="0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normal"/>
    </style:style>
    <style:style style:name="P23" style:family="paragraph" style:parent-style-name="Text_20_body">
      <style:paragraph-properties fo:margin-left="0.563cm" fo:margin-right="0.44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73eb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67c18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rsid="00638742" officeooo:paragraph-rsid="006724a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rsid="00638742" officeooo:paragraph-rsid="0067c183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382615" fo:background-color="transparent" style:font-size-asian="10pt" style:font-weight-asian="normal" style:font-size-complex="10pt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style:font-name="Arial2" fo:font-size="10pt" fo:font-style="normal" style:text-underline-style="none" fo:font-weight="normal" officeooo:rsid="00253388" style:text-blinking="false" fo:background-color="transparent" loext:char-shading-value="0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2" fo:font-size="10pt" fo:font-style="normal" style:text-underline-style="none" fo:font-weight="normal" officeooo:rsid="00253388" style:text-blinking="false" fo:background-color="transparent" loext:char-shading-value="0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Arial2" fo:font-size="10pt" style:text-underline-style="none" fo:font-weight="normal" style:text-blinking="false" fo:background-color="transparent" loext:char-shading-value="0" style:font-size-asian="10pt" style:font-weight-asian="normal" style:font-name-complex="Arial2" style:font-size-complex="10pt" style:font-weight-complex="normal"/>
    </style:style>
    <style:style style:name="T5" style:family="text">
      <style:text-properties fo:color="#000000" loext:opacity="100%" fo:language="es" fo:country="ES" fo:font-weight="normal" fo:background-color="#ffffff" loext:char-shading-value="0" style:font-name-asian="Times New Roman" style:font-weight-asian="normal" style:font-name-complex="Arial2" style:language-complex="ar" style:country-complex="SA"/>
    </style:style>
    <style:style style:name="T6" style:family="text">
      <style:text-properties fo:color="#000000" loext:opacity="100%" style:font-name="Arial2" fo:font-size="10pt" fo:font-weight="normal" style:font-name-asian="Times New Roman" style:font-size-asian="10pt" style:font-weight-asian="normal" style:font-name-complex="Arial2" style:font-size-complex="10pt" style:language-complex="ar" style:country-complex="SA"/>
    </style:style>
    <style:style style:name="T7" style:family="text">
      <style:text-properties fo:color="#000000" loext:opacity="100%" style:font-name="Arial2" fo:font-size="10pt" fo:font-weight="normal" officeooo:rsid="00307a56" style:font-name-asian="Times New Roman" style:font-size-asian="10pt" style:font-weight-asian="normal" style:font-name-complex="Arial2" style:font-size-complex="10pt" style:language-complex="ar" style:country-complex="SA"/>
    </style:style>
    <style:style style:name="T8" style:family="text">
      <style:text-properties fo:color="#000000" loext:opacity="100%" style:font-name="Arial2" fo:font-size="10pt" fo:font-weight="normal" officeooo:rsid="00357174" style:font-name-asian="Times New Roman" style:font-size-asian="10pt" style:font-weight-asian="normal" style:font-name-complex="Arial2" style:font-size-complex="10pt" style:language-complex="ar" style:country-complex="SA"/>
    </style:style>
    <style:style style:name="T9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complex="Tahoma2"/>
    </style:style>
    <style:style style:name="T10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asian="Verdana" style:font-name-complex="Arial2" style:language-complex="ar" style:country-complex="SA"/>
    </style:style>
    <style:style style:name="T11" style:family="text">
      <style:text-properties fo:color="#000000" loext:opacity="100%" style:font-name="Arial1" fo:letter-spacing="-0.004cm" fo:language="es" fo:country="ES" officeooo:rsid="00040fc1" style:text-blinking="false" fo:background-color="transparent" loext:char-shading-value="0" style:font-name-complex="Arial2"/>
    </style:style>
    <style:style style:name="T12" style:family="text">
      <style:text-properties fo:color="#000000" loext:opacity="100%" style:font-name="Arial1" fo:letter-spacing="-0.004cm" fo:language="es" fo:country="ES" officeooo:rsid="00040fc1" style:text-blinking="false" fo:background-color="transparent" loext:char-shading-value="0" style:font-name-asian="Verdana" style:font-name-complex="Arial2" style:language-complex="ar" style:country-complex="SA"/>
    </style:style>
    <style:style style:name="T13" style:family="text">
      <style:text-properties fo:color="#000000" loext:opacity="100%" officeooo:rsid="00526d00" fo:background-color="transparent" loext:char-shading-value="0" style:font-name-complex="Arial4"/>
    </style:style>
    <style:style style:name="T14" style:family="text">
      <style:text-properties fo:color="#000000" loext:opacity="100%" style:font-name="Arial" fo:language="es" fo:country="ES" fo:background-color="transparent" loext:char-shading-value="0"/>
    </style:style>
    <style:style style:name="T15" style:family="text">
      <style:text-properties fo:color="#000000" loext:opacity="100%" style:font-name="Arial" fo:language="es" fo:country="ES" officeooo:rsid="004ee151" fo:background-color="transparent" loext:char-shading-value="0"/>
    </style:style>
    <style:style style:name="T16" style:family="text">
      <style:text-properties fo:color="#000000" loext:opacity="100%" style:font-name="Arial" fo:language="es" fo:country="ES" fo:font-weight="bold" officeooo:rsid="0024a0da" fo:background-color="transparent" loext:char-shading-value="0" style:font-style-asian="italic" style:font-weight-asian="bold" style:font-weight-complex="bold"/>
    </style:style>
    <style:style style:name="T17" style:family="text">
      <style:text-properties fo:color="#000000" loext:opacity="100%" style:font-name="Arial" fo:letter-spacing="-0.004cm" fo:language="es" fo:country="ES" officeooo:rsid="00ac1267" style:text-blinking="false" fo:background-color="transparent" loext:char-shading-value="0" style:font-name-asian="Verdana" style:font-name-complex="Arial2" style:language-complex="ar" style:country-complex="SA"/>
    </style:style>
    <style:style style:name="T18" style:family="text">
      <style:text-properties fo:background-color="#ffffff" loext:char-shading-value="0" style:font-name-complex="Arial2"/>
    </style:style>
    <style:style style:name="T19" style:family="text">
      <style:text-properties style:font-name="Arial2" fo:font-size="10pt" fo:font-weight="bold" officeooo:rsid="001fa6b3" style:font-size-asian="10pt" style:font-weight-asian="bold" style:font-name-complex="Arial2" style:font-size-complex="10pt" style:font-weight-complex="bold"/>
    </style:style>
    <style:style style:name="T20" style:family="text">
      <style:text-properties style:font-name="Arial2" fo:font-size="10pt" style:font-size-asian="10pt" style:font-name-complex="Arial2" style:font-size-complex="10pt"/>
    </style:style>
    <style:style style:name="T21" style:family="text">
      <style:text-properties style:font-name="Arial2" fo:font-size="10pt" officeooo:rsid="00253388" style:font-size-asian="10pt" style:font-name-complex="Arial2" style:font-size-complex="10pt"/>
    </style:style>
    <style:style style:name="T22" style:family="text">
      <style:text-properties style:font-name="Arial2" fo:font-size="10pt" officeooo:rsid="0032130b" style:font-size-asian="10pt" style:font-name-complex="Arial2" style:font-size-complex="10pt"/>
    </style:style>
    <style:style style:name="T23" style:family="text">
      <style:text-properties style:font-name="Arial2" fo:font-size="10pt" officeooo:rsid="0032ddd5" style:font-size-asian="10pt" style:font-name-complex="Arial2" style:font-size-complex="10pt"/>
    </style:style>
    <style:style style:name="T24" style:family="text">
      <style:text-properties style:font-name="Arial2" fo:font-size="10pt" fo:font-weight="normal" officeooo:rsid="001b7d6c" style:font-size-asian="10pt" style:font-weight-asian="normal" style:font-name-complex="Arial2" style:font-size-complex="10pt" style:font-weight-complex="normal"/>
    </style:style>
    <style:style style:name="T25" style:family="text">
      <style:text-properties style:font-name="Arial2" fo:font-size="10pt" fo:font-weight="normal" officeooo:rsid="00357174" style:font-size-asian="10pt" style:font-weight-asian="normal" style:font-name-complex="Arial2" style:font-size-complex="10pt" style:font-weight-complex="normal"/>
    </style:style>
    <style:style style:name="T26" style:family="text">
      <style:text-properties officeooo:rsid="0026eb39"/>
    </style:style>
    <style:style style:name="T27" style:family="text">
      <style:text-properties style:font-name="Arial1" officeooo:rsid="00040fc1"/>
    </style:style>
    <style:style style:name="T28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9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30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31" style:family="text">
      <style:text-properties fo:font-weight="bold" officeooo:rsid="00149f96" style:font-weight-asian="bold" style:font-weight-complex="bold"/>
    </style:style>
    <style:style style:name="T32" style:family="text">
      <style:text-properties fo:font-weight="bold" officeooo:rsid="0032130b" style:font-weight-asian="bold" style:font-weight-complex="bold"/>
    </style:style>
    <style:style style:name="T33" style:family="text">
      <style:text-properties fo:font-weight="bold" officeooo:rsid="001da413" style:font-weight-asian="bold" style:font-weight-complex="bold"/>
    </style:style>
    <style:style style:name="T34" style:family="text">
      <style:text-properties fo:font-weight="bold" officeooo:rsid="0024a0da" style:font-style-asian="italic" style:font-weight-asian="bold" style:font-weight-complex="bold"/>
    </style:style>
    <style:style style:name="T35" style:family="text">
      <style:text-properties officeooo:rsid="00307a56"/>
    </style:style>
    <style:style style:name="T36" style:family="text">
      <style:text-properties fo:color="#2a6099" loext:opacity="100%" style:font-name="Arial2" fo:font-size="10pt" fo:font-weight="bold" officeooo:rsid="0032130b" style:font-size-asian="10pt" style:font-weight-asian="bold" style:font-name-complex="Arial2" style:font-size-complex="10pt" style:font-weight-complex="bold"/>
    </style:style>
    <style:style style:name="T37" style:family="text">
      <style:text-properties fo:color="#2a6099" loext:opacity="100%" style:font-name="Arial2" fo:font-size="10pt" fo:font-weight="bold" officeooo:rsid="00345a66" style:font-size-asian="10pt" style:font-weight-asian="bold" style:font-name-complex="Arial2" style:font-size-complex="10pt" style:font-weight-complex="bold"/>
    </style:style>
    <style:style style:name="T38" style:family="text">
      <style:text-properties fo:letter-spacing="-0.004cm" officeooo:rsid="00ac1267" style:text-blinking="false" style:font-name-asian="Verdana" style:font-name-complex="Arial2" style:language-complex="ar" style:country-complex="SA"/>
    </style:style>
    <style:style style:name="T39" style:family="text">
      <style:text-properties officeooo:rsid="004ee151"/>
    </style:style>
    <style:style style:name="T40" style:family="text">
      <style:text-properties officeooo:rsid="00382615"/>
    </style:style>
    <style:style style:name="T4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Fecha: $$DIA_SISTEMA$$ de $$MES_SISTEMA$$ de $$EJERCICIO_SISTEMA$$</text:p>
            <text:p text:style-name="P19">Número de expediente: $$V_NUMEXP$$</text:p>
            <text:p text:style-name="P17">Nombre del expediente: $$V_TITULOEXP$$</text:p>
            <text:p text:style-name="P18">Asunto: <text:span text:style-name="T35">Requerimiento de subsanación</text:span></text:p>
          </table:table-cell>
          <table:table-cell table:style-name="Tabla3.B1" office:value-type="string">
            <text:p text:style-name="P24"><text:span text:style-name="T16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Destinatario/a: <text:span text:style-name="T9"><text:s/></text:span><text:span text:style-name="Fuente_20_de_20_párrafo_20_predeter."><text:span text:style-name="T11"><text:text-input text:description="JOOScript">${(eEMC_Interesado_PJ_RazonSocial)!}</text:text-input></text:span></text:span><text:span text:style-name="T10"><text:s/></text:span><text:span text:style-name="Fuente_20_de_20_párrafo_20_predeter."><text:span text:style-name="T12"><text:text-input text:description="JOOScript">${(eEMC_Interesado_PF_Nombre)!}</text:text-input></text:span></text:span><text:span text:style-name="T13"><text:s/>$$eEMC_Interesado_PF_Apellido1$$ $$eEMC_Interesado_PF_Apellido2$$</text:span></text:p>
            <text:p text:style-name="P25"/>
            <text:p text:style-name="P26">Dirección: <text:bookmark-start text:name="__DdeLink__2593_383542981032"/><text:bookmark-start text:name="__DdeLink__6260_123821167522"/><text:span text:style-name="T15"><text:s/></text:span><text:bookmark-end text:name="__DdeLink__2593_383542981032"/><text:bookmark-end text:name="__DdeLink__6260_123821167522"/><text:span text:style-name="T16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17"><text:text-input text:description="JOOScript">${(eEMC_Contacto_Direccion_TipoVia)!}</text:text-input></text:span></text:span><text:span text:style-name="T14"><text:s/>$$eEMC_Contacto_Direccion_NombreVia$$, $$eEMC_Contacto_Direccion_Numero$$, $$eEMC_Contacto_Direccion_Portal$$, $$eEMC_Contacto_Direccion_Piso$$ $$eEMC_Contacto_Direccion_Letra$$</text:span></text:p>
            <text:p text:style-name="P27"/>
            <text:p text:style-name="P28"><text:bookmark text:name="__DdeLink__2593_3835429810321"/><text:bookmark text:name="__DdeLink__6260_1238211675221"/><text:span text:style-name="T34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38"><text:text-input text:description="JOOScript">${(eEMC_Contacto_Direccion_Municipio)!}</text:text-input></text:span></text:span>, <text:bookmark-start text:name="__DdeLink__2593_38354298103211"/><text:bookmark-start text:name="__DdeLink__6260_12382116752211"/><text:span text:style-name="T39"><text:s/></text:span><text:bookmark-end text:name="__DdeLink__2593_38354298103211"/><text:bookmark-end text:name="__DdeLink__6260_12382116752211"/><text:span text:style-name="T34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38"><text:text-input text:description="JOOScript">${(eEMC_Contacto_Direccion_Provincia)!}</text:text-input></text:span></text:span>, $$eEMC_Contacto_Direccion_CP$$</text:p>
          </table:table-cell>
        </table:table-row>
      </table:table>
      <text:p text:style-name="P6"/>
      <text:p text:style-name="P5"><text:span text:style-name="T18">Visto el expediente de referencia, c</text:span><text:span text:style-name="T5">omprobada la solicitud y la documentación aportada, pongo en su conocimiento</text:span><text:span text:style-name="T18">:</text:span></text:p>
      <text:p text:style-name="P16"><text:span text:style-name="T36">[En caso de alguna falta subsanable]</text:span><text:span text:style-name="T19">PRIMERO.- </text:span><text:span text:style-name="T20">Que en el plazo de </text:span><text:span text:style-name="T24">diez días </text:span><text:span text:style-name="T25">hábiles</text:span><text:span text:style-name="T20">, deberá</text:span><text:span text:style-name="T22"> subsanar la</text:span><text:span text:style-name="T23">s</text:span><text:span text:style-name="T22"> falta</text:span><text:span text:style-name="T23">s</text:span><text:span text:style-name="T22"> indicada</text:span><text:span text:style-name="T23">s</text:span><text:span text:style-name="T22"> a continuación </text:span><text:span text:style-name="T20">necesaria para la tramitación de su solicitud, de acuerdo con </text:span><text:span text:style-name="T21">el </text:span><text:span text:style-name="T1">el artículo 68 de la Ley 39/2015, de 1 de octubre, del Procedimiento Administrativo Común de las Administraciones Públicas</text:span><text:span text:style-name="T4">:</text:span></text:p>
      <text:p text:style-name="P16"><text:span text:style-name="T36">[En caso de </text:span><text:span text:style-name="T37">que </text:span><text:span text:style-name="T36">falte algún documento preceptivo]</text:span><text:span text:style-name="T19">PRIMERO.- </text:span><text:span text:style-name="T20">Que en el plazo de </text:span><text:span text:style-name="T24">diez días </text:span><text:span text:style-name="T25">hábiles</text:span><text:span text:style-name="T20">, deberá</text:span><text:span text:style-name="T22"> aportar los documentos preceptivos detallados a a continuación, </text:span><text:span text:style-name="T20">necesari</text:span><text:span text:style-name="T22">os</text:span><text:span text:style-name="T20"> para la tramitación de su solicitud, de acuerdo con </text:span><text:span text:style-name="T21">el </text:span><text:span text:style-name="T1">el artículo 68 de la Ley 39/2015, de 1 de octubre, del Procedimiento Administrativo Común de las Administraciones Públicas</text:span><text:span text:style-name="T4">:</text:span></text:p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<text:span text:style-name="T40">R</text:span>equerimiento</text:p>
          </table:table-cell>
        </table:table-row>
        <table:table-row table:style-name="TableLine2237509782272">
          <table:table-cell table:style-name="Tabla4.A2" office:value-type="string">
            <text:p text:style-name="P29"><text:text-input text:description="JOOScript">${(datos.att0)!}</text:text-input><text:span text:style-name="T32"><text:script script:language="JOOScript">&lt;jooscript&gt;
&lt;insert-around element="table:table-row"&gt;
[#if DOC_SUB??]
[#assign DOC_SUB_AUXILIAR=DOC_SUB]
[/#if]
[#if TAB_DOC_SUB??]
[#assign DOC_SUB_AUXILIAR=TAB_DOC_SUB]
[/#if]
[#if DOC_SUB_AUXILIAR?? &amp;amp;&amp;amp; DOC_SUB_AUXILIAR?is_enumerable]
[#list DOC_SUB_AUXILIAR as datos]
&lt;content/&gt;
[/#list]
[/#if]
&lt;/insert-around&gt;
&lt;/jooscript&gt;
</text:script></text:span></text:p>
          </table:table-cell>
        </table:table-row>
      </table:table>
      <text:p text:style-name="P11"/>
      <text:p text:style-name="P10">Todo ello d<text:span text:style-name="T26">ebid</text:span>o a los siguientes motivos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<text:span text:style-name="T40">M</text:span>otivos del requerimiento de subsanación</text:p>
          </table:table-cell>
        </table:table-row>
        <table:table-row table:style-name="TableLine2237509803488">
          <table:table-cell table:style-name="Tabla1.A2" office:value-type="string">
            <text:p text:style-name="P29"><text:text-input text:description="JOOScript">${(datos.att0)!}</text:text-input><text:span text:style-name="T33"><text:script script:language="JOOScript">&lt;jooscript&gt;
&lt;insert-around element="table:table-row"&gt;
[#if MOT_REQ_SUB??]
[#assign MOT_REQ_SUB_AUXILIAR=MOT_REQ_SUB]
[/#if]
[#if TAB_MOT_REQ_SUB??]
[#assign MOT_REQ_SUB_AUXILIAR=TAB_MOT_REQ_SUB]
[/#if]
[#if MOT_REQ_SUB_AUXILIAR?? &amp;amp;&amp;amp; MOT_REQ_SUB_AUXILIAR?is_enumerable]
[#list MOT_REQ_SUB_AUXILIAR as datos]
&lt;content/&gt;
[/#list]
[/#if]
&lt;/insert-around&gt;
&lt;/jooscript&gt;
</text:script></text:span></text:p>
          </table:table-cell>
        </table:table-row>
      </table:table>
      <text:p text:style-name="P8"/>
      <text:p text:style-name="P15"><text:span text:style-name="T19">SEGUNDO.- </text:span><text:span text:style-name="T20">Que transcurrido el</text:span><text:span text:style-name="T6"> plazo de diez días </text:span><text:span text:style-name="T8">hábiles</text:span><text:span text:style-name="T6">, concedido para que subsane la falta o acompañe los documentos preceptivos, sin que haya atendido </text:span><text:span text:style-name="T7">el requerimiento</text:span><text:span text:style-name="T6">, se le tendrá por desistido de su petición, previa resolución tal y como se establece en el </text:span><text:span text:style-name="T2">artículo </text:span><text:span text:style-name="T3">68 de la Ley 39/2015, de 1 de octubre</text:span><text:span text:style-name="T2">.</text:span></text:p>
      <text:p text:style-name="P9"/>
      <text:p text:style-name="P21"><text:span text:style-name="Fuente_20_de_20_párrafo_20_predeter."><text:span text:style-name="T30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8"><text:text-input text:description="JOOScript">${(FIRMANTES_FDO_AUXILIAR)!}</text:text-input></text:span></text:span><text:span text:style-name="T31"><text:s/></text:span><text:span text:style-name="Fuente_20_de_20_párrafo_20_predeter."><text:span text:style-name="T29"><text:text-input text:description="JOOScript">${(FIRMANTES_AUXILIAR)!}</text:text-input></text:span></text:span><text:span text:style-name="Fuente_20_de_20_párrafo_20_predeter."><text:span text:style-name="T29"><text:s/></text:span></text:span></text:p>
      <text:p text:style-name="P20"><text:span text:style-name="Fuente_20_de_20_párrafo_20_predeter."><text:span text:style-name="T27"><text:text-input text:description="JOOScript">${(FIRMANTE_DELEGACION_AUXILIAR)!}</text:text-input></text:span></text:span><text:span text:style-name="Fuente_20_de_20_párrafo_20_predeter."><text:span text:style-name="T27"><text:s/></text:span></text:span></text:p>
      <text:p text:style-name="P22"/>
      <text:p text:style-name="P7"/>
      <text:p text:style-name="P2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2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3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3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loext:opacity="100%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2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0:32.526000000</meta:creation-date>
    <dc:language>es-ES</dc:language>
    <meta:editing-cycles>27</meta:editing-cycles>
    <meta:editing-duration>PT4H16M36S</meta:editing-duration>
    <dc:date>2021-03-22T08:01:46.220000000</dc:date>
    <meta:document-statistic meta:table-count="3" meta:image-count="0" meta:object-count="0" meta:page-count="2" meta:paragraph-count="24" meta:word-count="255" meta:character-count="2118" meta:non-whitespace-character-count="1904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